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2000000EC1531931A8DF9D13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5.78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Quadro de texto 2" draw:style-name="gr1" draw:text-style-name="P1" svg:width="7.028cm" svg:height="0.847cm" svg:x="-0.203cm" svg:y="-0.847cm"><draw:text-box><text:p><text:span text:style-name="T1">Modelo Relacional do Banco de Dados</text:span></text:p></draw:text-box></draw:frame><draw:frame draw:style-name="fr1" draw:name="Figura1" text:anchor-type="char" svg:width="14.342cm" svg:height="27.552cm" draw:z-index="1"><draw:image xlink:href="Pictures/100000010000072000000EC1531931A8DF9D13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9T20:05:48.331000000</meta:creation-date>
    <dc:date>2026-02-19T20:09:44.873000000</dc:date>
    <meta:editing-duration>PT3M56S</meta:editing-duration>
    <meta:editing-cycles>1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